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2"/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03500" calcext:value-type="float">
            <text:p>2035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8433.61311876529" calcext:value-type="float">
            <text:p>8433.613118765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0]-60000" office:value-type="float" office:value="206000" calcext:value-type="float">
            <text:p>206000</text:p>
          </table:table-cell>
          <table:table-cell table:formula="of:=SUM([.J4];[.K4])" office:value-type="float" office:value="10140" calcext:value-type="float">
            <text:p>1014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8907.52616224355" calcext:value-type="float">
            <text:p>8907.5261622436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500" calcext:value-type="float">
            <text:p>2500</text:p>
          </table:table-cell>
          <table:table-cell table:formula="of:=SUM([.J5];[.K5])" office:value-type="float" office:value="11350" calcext:value-type="float">
            <text:p>113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8907.52616224355" calcext:value-type="float">
            <text:p>8907.5261622436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365.70421607378" calcext:value-type="float">
            <text:p>6365.7042160738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8907.52616224355" calcext:value-type="float">
            <text:p>8907.5261622436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216.22181441747" calcext:value-type="float">
            <text:p>8216.2218144175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-1130" calcext:value-type="float">
            <text:p>-1130</text:p>
          </table:table-cell>
          <table:table-cell office:value-type="float" office:value="11600" calcext:value-type="float">
            <text:p>11600</text:p>
          </table:table-cell>
          <table:table-cell table:formula="of:=SUM([.H10];[.H40];[.H70];[.H100])" office:value-type="float" office:value="7520.56964050442" calcext:value-type="float">
            <text:p>7520.569640504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470" calcext:value-type="float">
            <text:p>1047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388.47854319594" calcext:value-type="float">
            <text:p>8388.4785431959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8907.52616224355" calcext:value-type="float">
            <text:p>8907.5261622436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8907.52616224355" calcext:value-type="float">
            <text:p>8907.5261622436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8907.52616224355" calcext:value-type="float">
            <text:p>8907.5261622436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8907.52616224355" calcext:value-type="float">
            <text:p>8907.5261622436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76.64906832298" calcext:value-type="float">
            <text:p>6876.649068323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4];[.K24])"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6353.25362318841" calcext:value-type="float">
            <text:p>6353.2536231884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8907.52616224355" calcext:value-type="float">
            <text:p>8907.5261622436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table:style-name="ce45"/>
          <table:table-cell table:number-columns-repeated="3"/>
          <table:table-cell table:style-name="ce26" table:formula="of:=SUM([.M3:.M29])" office:value-type="float" office:value="266000" calcext:value-type="float">
            <text:p>2660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formula="of:=SUM([.J4:.J29])" office:value-type="float" office:value="260100" calcext:value-type="float">
            <text:p>260100</text:p>
          </table:table-cell>
          <table:table-cell table:number-columns-repeated="2"/>
          <table:table-cell table:formula="of:=[.M30]-[.J31]" office:value-type="float" office:value="5900" calcext:value-type="float">
            <text:p>59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5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900" calcext:value-type="float">
            <text:p>10900</text:p>
          </table:table-cell>
          <table:table-cell table:number-columns-repeated="2"/>
          <table:table-cell table:style-name="ce26"/>
          <table:table-cell table:style-name="ce26" table:formula="of:=SUM([.B93:.F93])" office:value-type="float" office:value="34000" calcext:value-type="float">
            <text:p>34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0:.F120])" office:value-type="float" office:value="1478.26086956522" calcext:value-type="float">
            <text:p>1478.260869565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478.26086956522" calcext:value-type="float">
            <text:p>1478.2608695652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+Artsvi</text:p>
          </table:table-cell>
          <table:table-cell table:number-columns-repeated="3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E120])" office:value-type="float" office:value="1478.26086956522" calcext:value-type="float">
            <text:p>1478.2608695652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9:.F120])" office:value-type="float" office:value="1478.26086956522" calcext:value-type="float">
            <text:p>1478.2608695652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 table:formula="of:=[.D93]/23" office:value-type="float" office:value="473.913043478261" calcext:value-type="float">
            <text:p>473.9130434783</text:p>
          </table:table-cell>
          <table:table-cell table:formula="of:=[.E93]/21" office:value-type="float" office:value="0" calcext:value-type="float">
            <text:p>0</text:p>
          </table:table-cell>
          <table:table-cell table:formula="of:=[.F93]/21" office:value-type="float" office:value="0" calcext:value-type="float">
            <text:p>0</text:p>
          </table:table-cell>
          <table:table-cell/>
          <table:table-cell table:style-name="ce26" table:formula="of:=SUM([.H94:.H119])" office:value-type="float" office:value="34530.4347826087" calcext:value-type="float">
            <text:p>34530.4347826087</text:p>
          </table:table-cell>
          <table:table-cell table:style-name="ce4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10:26.916226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2T13:11:27.734147505</dc:date>
    <meta:editing-duration>P13DT6H32M43S</meta:editing-duration>
    <meta:editing-cycles>3696</meta:editing-cycles>
    <meta:generator>LibreOffice/4.2.8.2$Linux_X86_64 LibreOffice_project/420m0$Build-2</meta:generator>
    <meta:document-statistic meta:table-count="23" meta:cell-count="11185" meta:object-count="0"/>
  </office:meta>
</office:document-meta>
</file>